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73762"/>
    </style:style>
    <style:style style:name="T2" style:family="text">
      <style:text-properties fo:font-size="11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'Arial Unicode MS'" style:font-family-asian="'Arial Unicode MS'" style:font-family-complex="'Arial Unicode MS'" fo:background-color="transparent" fo:color="#073762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73762"/>
    </style:style>
    <style:style style:name="T5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6" style:family="text">
      <style:text-properties fo:font-size="11.00pt" fo:font-weight="normal" fo:font-family="Verdana" style:font-family-asian="Verdana" style:font-family-complex="Verdana" fo:background-color="transparent" fo:color="#073762"/>
    </style:style>
    <style:style style:name="T7" style:family="text">
      <style:text-properties fo:font-size="11.00pt" fo:font-weight="normal" fo:font-family="Verdana" style:font-family-asian="Verdana" style:font-family-complex="Verdana" fo:background-color="transparent" fo:color="#000000"/>
    </style:style>
    <style:style style:name="T8" style:family="text">
      <style:text-properties fo:font-size="18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fffffe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#ffffff" fo:color="#073762"/>
    </style:style>
    <style:style style:name="T10" style:family="text">
      <style:text-properties fo:font-size="12.00pt" fo:font-weight="normal" fo:font-family="Arial" style:font-family-asian="Arial" style:font-family-complex="Arial" fo:background-color="#ffffff" fo:color="#21212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212121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#ffffff" fo:color="#212121"/>
    </style:style>
    <style:style style:name="T16" style:family="text">
      <style:text-properties fo:font-size="11.00pt" fo:font-weight="normal" fo:font-family="Calibri" style:font-family-asian="Calibri" style:font-family-complex="Calibri" fo:background-color="#ffffff" fo:color="#073762"/>
    </style:style>
    <style:style style:name="T17" style:family="text">
      <style:text-properties fo:font-size="11.00pt" fo:font-weight="normal" fo:font-family="'Arial MT'" style:font-family-asian="'Arial MT'" style:font-family-complex="'Arial MT'" fo:background-color="#ffffff" fo:color="#073762"/>
    </style:style>
    <style:style style:name="T18" style:family="text">
      <style:text-properties fo:font-size="11.00pt" fo:font-weight="normal" fo:font-family="'Arial MT'" style:font-family-asian="'Arial MT'" style:font-family-complex="'Arial MT'" fo:background-color="transparent" fo:color="#073762"/>
    </style:style>
    <style:style style:name="T19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'Arial MT'" style:font-family-asian="'Arial MT'" style:font-family-complex="'Arial MT'" fo:background-color="transparent" fo:color="#000000"/>
    </style:style>
    <style:style style:name="T21" style:family="text">
      <style:text-properties fo:font-size="26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23.85pt" fo:margin-bottom="8.00pt"/>
    </style:style>
    <text:list-style style:name="L2">
      <text:list-level-style-bullet text:level="1" text:bullet-char="•">
        <style:list-level-properties text:space-before="4.95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8.50pt" fo:text-indent="8.50pt" fo:margin-top="2.05pt">
        <style:tab-stops>
          <style:tab-stop style:position="0.05pt"/>
        </style:tab-stops>
      </style:paragraph-properties>
    </style:style>
    <style:style style:name="P3" style:family="paragraph">
      <style:paragraph-properties fo:line-height="100.00%" fo:text-align="left" fo:margin-left="-5.55pt" fo:text-indent="5.55pt" fo:margin-top="2.05pt">
        <style:tab-stops>
          <style:tab-stop style:position="0.05pt"/>
        </style:tab-stops>
      </style:paragraph-properties>
    </style:style>
    <style:style style:name="P4" style:family="paragraph">
      <style:paragraph-properties fo:line-height="100.00%" fo:text-align="left" fo:margin-left="-64.80pt" fo:text-indent="0.00pt"/>
    </style:style>
    <style:style style:name="P5" style:family="paragraph">
      <style:paragraph-properties fo:line-height="100.00%" fo:text-align="left" fo:margin-bottom="14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23.40pt" fo:text-indent="-5.40pt">
        <style:tab-stops>
          <style:tab-stop style:position="460.90pt"/>
        </style:tab-stops>
      </style:paragraph-properties>
    </style:style>
    <style:style style:name="P8" style:family="paragraph">
      <style:paragraph-properties fo:line-height="100.00%" fo:text-align="left" fo:margin-bottom="14.00pt"/>
    </style:style>
    <style:style style:name="P9" style:family="paragraph">
      <style:paragraph-properties fo:line-height="100.00%" fo:text-align="left" fo:margin-top="14.00pt"/>
    </style:style>
    <style:style style:name="P10" style:family="paragraph">
      <style:paragraph-properties fo:line-height="100.00%" fo:text-align="left" fo:margin-left="23.40pt" fo:text-indent="-5.40pt">
        <style:tab-stops>
          <style:tab-stop style:position="460.90pt"/>
        </style:tab-stops>
      </style:paragraph-properties>
    </style:style>
    <style:style style:name="P11" style:family="paragraph">
      <style:paragraph-properties fo:line-height="100.00%" fo:text-align="left" fo:margin-left="18.00pt" fo:text-indent="0.00pt" fo:margin-top="14.00pt" fo:margin-bottom="14.00pt"/>
    </style:style>
    <style:style style:name="P12" style:family="paragraph">
      <style:paragraph-properties fo:line-height="100.00%" fo:text-align="left" fo:margin-bottom="14.00pt"/>
    </style:style>
    <style:style style:name="P13" style:family="paragraph">
      <style:paragraph-properties fo:line-height="100.00%" fo:text-align="left" fo:margin-right="47.20pt">
        <style:tab-stops>
          <style:tab-stop style:position="46.20pt"/>
          <style:tab-stop style:position="46.25pt"/>
        </style:tab-stops>
      </style:paragraph-properties>
    </style:style>
    <style:style style:name="P14" style:family="paragraph">
      <style:paragraph-properties fo:line-height="100.00%" fo:text-align="left" fo:margin-left="4.45pt" fo:text-indent="0.00pt"/>
    </style:style>
    <style:style style:name="P15" style:family="paragraph">
      <style:paragraph-properties fo:line-height="100.00%" fo:text-align="left" fo:margin-left="10.25pt" fo:text-indent="0.00pt" fo:margin-right="8.80pt" fo:margin-top="9.05pt"/>
    </style:style>
    <style:style style:name="P16" style:family="paragraph">
      <style:paragraph-properties fo:line-height="100.00%" fo:text-align="left" fo:margin-top="2.65pt"/>
    </style:style>
    <style:style style:name="TableColumn0100" style:family="table-column">
      <style:table-column-properties style:column-width="6.726389in"/>
    </style:style>
    <style:style style:name="Table01" style:family="table">
      <style:table-properties style:width="6.726389in" fo:margin-left="0.000000in" style:writing-mode="lr" table:align="left" style:may-break-between-rows="true"/>
    </style:style>
    <style:style style:name="TableRow0100" style:family="table-row">
      <style:table-row-properties style:min-row-height="1.032639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Instructions:</text:span><text:span text:style-name="T2"/></text:p>
      <text:list text:style-name="L2">
        <text:list-item>
          <text:p text:style-name="P2"><text:span text:style-name="T3">Please<text:s/></text:span><text:span text:style-name="T4">ﬁll in all the required information.</text:span><text:span text:style-name="T5"/></text:p>
        </text:list-item>
        <text:list-item>
          <text:p text:style-name="P3"><text:span text:style-name="T6">Avoid grammatical errors.</text:span><text:span text:style-name="T7"/></text:p>
        </text:list-item>
      </text:list>
      <text:p text:style-name="P4"><text:span text:style-name="T8"><text:s/>Summary and Conclusions:</text:span></text:p>
      <text:p text:style-name="P5"><text:span text:style-name="T9"/></text:p>
      <text:list text:style-name="L6">
        <text:list-item>
          <text:p text:style-name="P6"><text:span text:style-name="T10">As we have calculated MAE,MSE,RMSE and R2 score for each model. Based on r2 score will decide our model performance.</text:span></text:p>
        </text:list-item>
        <text:list-item>
          <text:p text:style-name="P6"><text:span text:style-name="T10">Our assumption: if the difference of R2 score between Train data and Test is more than 5 % we will consider it as over fitting.</text:span></text:p>
        </text:list-item>
        <text:list-item>
          <text:p text:style-name="P6"><text:span text:style-name="T10">Linear, Lasso, Ridge and Elastic Net:</text:span></text:p>
        </text:list-item>
        <text:list-item>
          <text:p text:style-name="P6"><text:span text:style-name="T10">Linear, Lasso, Ridge and Elastic regression models have almost similar R2 scores(61%) on both training and test data.(Even after using GridserachCV we have got similar results as of base models).</text:span></text:p>
        </text:list-item>
        <text:list-item>
          <text:p text:style-name="P6"><text:span text:style-name="T10">Decision Tree Regression:</text:span></text:p>
        </text:list-item>
        <text:list-item>
          <text:p text:style-name="P6"><text:span text:style-name="T10">On Decision tree regressor model, without hyper-parameter tuning, we got r2 score as 100% on training data and on test data it was very less. Thus our model memorized the data. So it was a over fitted model. After hyper-parameter tuning we got r2 score as 88% on training data and 83% on test data which is quite good for us.</text:span></text:p>
        </text:list-item>
        <text:list-item>
          <text:p text:style-name="P6"><text:span text:style-name="T10">Random Forest:</text:span></text:p>
        </text:list-item>
        <text:list-item>
          <text:p text:style-name="P6"><text:span text:style-name="T10">On Random Forest regressor model, without hyper-parameter tuning we got r2 score as 98% on training data and 90% on test data. Thus our model memorized the data. So it was a over fitted model, as per our assumption After hyper-parameter tuning we got r2 score as 90% on training data and 87% on test data which is very good for us.</text:span></text:p>
        </text:list-item>
        <text:list-item>
          <text:p text:style-name="P6"><text:span text:style-name="T10">Gradient Boosting Regression(Gradient Boosting Machine): On Random Forest regressor model, without hyper-parameter tuning we got r2 score as 86% on training data and 85% on test data. Our model performed well without hyper-parameter tuning. After hyper-parameter tuning we got r2 score as 96% on training data and 91% on test data, thus we improved the model performance by hyper-parameter tuning.</text:span></text:p>
        </text:list-item>
        <text:list-item>
          <text:p text:style-name="P6"><text:span text:style-name="T10">.</text:span></text:p>
        </text:list-item>
      </text:list>
      <table:table table:style-name="Table01">
        <table:table-column table:style-name="TableColumn0100"/>
        <table:table-row table:style-name="TableRow0100">
          <table:table-cell table:style-name="TableCell010000">
            <text:p text:style-name="P8"><text:span text:style-name="T12">Github Link:- </text:span></text:p>
            <text:p text:style-name="P9"><text:a xlink:href="https://github.com/gayatri5425/capstone_project2.git"><text:span text:style-name="T13">https://github.com/gayatri5425/capstone_project2.git</text:span></text:a><text:span text:style-name="T14"/></text:p>
          </table:table-cell>
        </table:table-row>
      </table:table>
      <text:p text:style-name="P11"><text:span text:style-name="T15"/></text:p>
      <text:p text:style-name="P12"><text:span text:style-name="T16"><text:s/></text:span><text:span text:style-name="T17"/></text:p>
      <text:p text:style-name="P13"><text:span text:style-name="T18"/></text:p>
      <text:p text:style-name="P14"><text:span text:style-name="T19"/></text:p>
      <text:p text:style-name="P15"><text:span text:style-name="T20"/></text:p>
      <text:p text:style-name="P16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